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nst.3V2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Const.3V2'.L24" table:end-x="0.879cm" table:end-y="0.279cm" draw:z-index="0" draw:style-name="gr1" draw:text-style-name="P1" svg:width="15.999cm" svg:height="8.999cm" svg:x="0.687cm" svg:y="0.313cm">
              <draw:object draw:notify-on-update-of-ranges="'Const.3V2'.A8:'Const.3V2'.A13 'Const.3V2'.B7:'Const.3V2'.B7 'Const.3V2'.B8:'Const.3V2'.B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3.2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Output Voltage</text:p>
          </table:table-cell>
          <table:table-cell office:value-type="string">
            <text:p>System Load</text:p>
          </table:table-cell>
          <table:table-cell table:number-columns-repeated="2"/>
        </table:table-row>
        <table:table-row table:style-name="ro1">
          <table:table-cell table:style-name="ce1" office:value-type="float" office:value="0">
            <text:p>0.0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005">
            <text:p>0.005</text:p>
          </table:table-cell>
          <table:table-cell table:number-columns-repeated="2"/>
        </table:table-row>
        <table:table-row table:style-name="ro1">
          <table:table-cell table:style-name="ce1" office:value-type="float" office:value="0.1">
            <text:p>0.100</text:p>
          </table:table-cell>
          <table:table-cell table:style-name="ce1" office:value-type="float" office:value="3.278">
            <text:p>3.278</text:p>
          </table:table-cell>
          <table:table-cell table:style-name="ce1" office:value-type="float" office:value="0.113">
            <text:p>0.113</text:p>
          </table:table-cell>
          <table:table-cell table:number-columns-repeated="2"/>
        </table:table-row>
        <table:table-row table:style-name="ro1">
          <table:table-cell table:style-name="ce1" office:value-type="float" office:value="0.2">
            <text:p>0.2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23">
            <text:p>0.230</text:p>
          </table:table-cell>
          <table:table-cell table:number-columns-repeated="2"/>
        </table:table-row>
        <table:table-row table:style-name="ro1">
          <table:table-cell table:style-name="ce1" office:value-type="float" office:value="0.3">
            <text:p>0.3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375">
            <text:p>0.375</text:p>
          </table:table-cell>
          <table:table-cell table:number-columns-repeated="2"/>
        </table:table-row>
        <table:table-row table:style-name="ro1">
          <table:table-cell table:style-name="ce1" office:value-type="float" office:value="0.4">
            <text:p>0.400</text:p>
          </table:table-cell>
          <table:table-cell table:style-name="ce1" office:value-type="float" office:value="3.282">
            <text:p>3.282</text:p>
          </table:table-cell>
          <table:table-cell table:style-name="ce1" office:value-type="float" office:value="0.53">
            <text:p>0.530</text:p>
          </table:table-cell>
          <table:table-cell table:number-columns-repeated="2"/>
        </table:table-row>
        <table:table-row table:style-name="ro1">
          <table:table-cell table:style-name="ce1" office:value-type="float" office:value="0.5">
            <text:p>0.500</text:p>
          </table:table-cell>
          <table:table-cell table:style-name="ce1" office:value-type="float" office:value="3.26">
            <text:p>3.260</text:p>
          </table:table-cell>
          <table:table-cell table:style-name="ce1" office:value-type="float" office:value="0.736">
            <text:p>0.736</text:p>
          </table:table-cell>
          <table:table-cell table:number-columns-repeated="2"/>
        </table:table-row>
      </table:table>
      <table:table table:name="Const.3V8" table:style-name="ta1" table:print="false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Input Voltage</text:p>
          </table:table-cell>
          <table:table-cell table:style-name="Default" office:value-type="string">
            <text:p>3.8V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>
            <text:p>Load Current</text:p>
          </table:table-cell>
          <table:table-cell table:style-name="ce2" office:value-type="string">
            <text:p>Output Voltag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.279">
            <text:p>3.279</text:p>
          </table:table-cell>
          <table:table-cell office:value-type="float" office:value="0.005">
            <text:p>0.005</text:p>
          </table:table-cell>
          <table:table-cell/>
          <table:table-cell>
            <draw:frame table:end-cell-address="'Const.3V8'.L24" table:end-x="1.115cm" table:end-y="0.213cm" draw:z-index="0" draw:style-name="gr1" draw:text-style-name="P1" svg:width="16.002cm" svg:height="8.979cm" svg:x="0.92cm" svg:y="0.267cm">
              <draw:object draw:notify-on-update-of-ranges="'Const.3V8'.A3:'Const.3V8'.A3 'Const.3V8'.A4:'Const.3V8'.A9 'Const.3V8'.B3:'Const.3V8'.B3 'Const.3V8'.B4:'Const.3V8'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3.279">
            <text:p>3.279</text:p>
          </table:table-cell>
          <table:table-cell office:value-type="float" office:value="0.091">
            <text:p>0.091</text:p>
          </table:table-cell>
          <table:table-cell table:number-columns-repeated="2"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3.279">
            <text:p>3.279</text:p>
          </table:table-cell>
          <table:table-cell office:value-type="float" office:value="0.185">
            <text:p>0.185</text:p>
          </table:table-cell>
          <table:table-cell table:number-columns-repeated="2"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3.279">
            <text:p>3.279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3.28">
            <text:p>3.280</text:p>
          </table:table-cell>
          <table:table-cell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3.283">
            <text:p>3.283</text:p>
          </table:table-cell>
          <table:table-cell office:value-type="float" office:value="0.533">
            <text:p>0.533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/11/2015</text:date>, <text:time>08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5-11-20T06:20:07.51</meta:creation-date>
    <dc:date>2015-11-20T08:06:36.13</dc:date>
    <dc:creator>Steve Mayze</dc:creator>
    <meta:editing-duration>PT1H46M28S</meta:editing-duration>
    <meta:editing-cycles>4</meta:editing-cycles>
    <meta:generator>OpenOffice/4.1.1$Win32 OpenOffice.org_project/411m6$Build-9775</meta:generator>
    <meta:document-statistic meta:table-count="3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981cm" svg:y="0.315cm" chart:style-name="ch2">
          <text:p>Ouput Voltage by Load @ 3V8</text:p>
        </chart:title>
        <chart:plot-area chart:style-name="ch3" table:cell-range-address="'Const.3V8'.A3:'Const.3V8'.B9" chart:data-source-has-labels="both" svg:x="1.358cm" svg:y="1.631cm" svg:width="14.005cm" svg:height="6.162cm">
          <chartooo:coordinate-region svg:x="2.456cm" svg:y="1.844cm" svg:width="12.482cm" svg:height="5.276cm"/>
          <chart:axis chart:dimension="x" chart:name="primary-x" chart:style-name="ch4" chartooo:axis-type="auto">
            <chartooo:date-scale/>
            <chart:title svg:x="7.35cm" svg:y="7.973cm" chart:style-name="ch5">
              <text:p>Load Current</text:p>
            </chart:title>
            <chart:categories table:cell-range-address="'Const.3V8'.A4:'Const.3V8'.A9"/>
          </chart:axis>
          <chart:axis chart:dimension="y" chart:name="primary-y" chart:style-name="ch4">
            <chart:title svg:x="0.451cm" svg:y="5.828cm" chart:style-name="ch6">
              <text:p>Output Voltage</text:p>
            </chart:title>
            <chart:grid chart:style-name="ch7" chart:class="major"/>
          </chart:axis>
          <chart:series chart:style-name="ch8" chart:values-cell-range-address="'Const.3V8'.B4:'Const.3V8'.B9" chart:label-cell-address="'Const.3V8'.B3:'Const.3V8'.B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3V8'.B3:'Const.3V8'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3V8'.A4:'Const.3V8'.A9</svg:desc>
                </draw:g>
              </table:table-cell>
              <table:table-cell office:value-type="float" office:value="3.279">
                <text:p>3.279</text:p>
                <draw:g>
                  <svg:desc>'Const.3V8'.B4:'Const.3V8'.B9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283">
                <text:p>3.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Output Voltage by Load @ 3V2</text:p>
        </chart:title>
        <chart:plot-area chart:style-name="ch3" table:cell-range-address="'Const.3V2'.A7:'Const.3V2'.B13" chart:data-source-has-labels="both" svg:x="1.358cm" svg:y="1.635cm" svg:width="14.002cm" svg:height="6.177cm">
          <chartooo:coordinate-region svg:x="2.456cm" svg:y="1.847cm" svg:width="12.479cm" svg:height="5.292cm"/>
          <chart:axis chart:dimension="x" chart:name="primary-x" chart:style-name="ch4" chartooo:axis-type="auto">
            <chartooo:date-scale/>
            <chart:title svg:x="7.349cm" svg:y="7.993cm" chart:style-name="ch5">
              <text:p>Load Current</text:p>
            </chart:title>
            <chart:categories table:cell-range-address="'Const.3V2'.A8:'Const.3V2'.A13"/>
          </chart:axis>
          <chart:axis chart:dimension="y" chart:name="primary-y" chart:style-name="ch4">
            <chart:title svg:x="0.451cm" svg:y="5.839cm" chart:style-name="ch6">
              <text:p>Output Voltage</text:p>
            </chart:title>
            <chart:grid chart:style-name="ch7" chart:class="major"/>
          </chart:axis>
          <chart:series chart:style-name="ch8" chart:values-cell-range-address="'Const.3V2'.B8:'Const.3V2'.B13" chart:label-cell-address="'Const.3V2'.B7:'Const.3V2'.B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3V2'.B7:'Const.3V2'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3V2'.A8:'Const.3V2'.A13</svg:desc>
                </draw:g>
              </table:table-cell>
              <table:table-cell office:value-type="float" office:value="3.279">
                <text:p>3.279</text:p>
                <draw:g>
                  <svg:desc>'Const.3V2'.B8:'Const.3V2'.B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.278">
                <text:p>3.27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26">
                <text:p>3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